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2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4.923cm"/>
    </style:style>
    <style:style style:name="co6" style:family="table-column">
      <style:table-column-properties fo:break-before="auto" style:column-width="3.29cm"/>
    </style:style>
    <style:style style:name="co7" style:family="table-column">
      <style:table-column-properties fo:break-before="auto" style:column-width="2.9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GB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GB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GB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51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GB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rage – wie lange dauert es 10 kisten a25 kg ins auto zu laden, 150 km zu transportieren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elocit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/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ac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/s^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de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/s^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quired distance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ehicle curb weight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g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 calcext:value-type="string">
            <text:p>cycle_time_sec</text:p>
          </table:table-cell>
          <table:table-cell office:value-type="string" calcext:value-type="string">
            <text:p>number of cycles</text:p>
          </table:table-cell>
          <table:table-cell office:value-type="string" calcext:value-type="string">
            <text:p>exchanged item</text:p>
          </table:table-cell>
          <table:table-cell office:value-type="string" calcext:value-type="string">
            <text:p>item exchange per cycle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coverd distance</text:p>
          </table:table-cell>
          <table:table-cell table:number-columns-repeated="2"/>
          <table:table-cell office:value-type="string" calcext:value-type="string">
            <text:p>duration</text:p>
          </table:table-cell>
          <table:table-cell office:value-type="string" calcext:value-type="string">
            <text:p>Vehicle w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d Carg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eight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formula="of:=[.C13]*[.D13]" office:value-type="float" office:value="100" calcext:value-type="float">
            <text:p>100</text:p>
          </table:table-cell>
          <table:table-cell table:formula="of:=[.C7]+[.F13]*[.D13]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ure Cargo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[.C14]*[.D14]" office:value-type="float" office:value="30" calcext:value-type="float">
            <text:p>30</text:p>
          </table:table-cell>
          <table:table-cell table:formula="of:=[.L13]+[.F14]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at in Vehic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ght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formula="of:=[.C15]*[.D15]" office:value-type="float" office:value="20" calcext:value-type="float">
            <text:p>20</text:p>
          </table:table-cell>
          <table:table-cell table:formula="of:=[.L14]+[.F15]"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celerate</text:p>
          </table:table-cell>
          <table:table-cell table:number-columns-repeated="4"/>
          <table:table-cell table:formula="of:=[.C3]/[.C4]" office:value-type="float" office:value="10" calcext:value-type="float">
            <text:p>10</text:p>
          </table:table-cell>
          <table:table-cell table:formula="of:=1/2*[.G16]^2*[.C4]" office:value-type="float" office:value="200" calcext:value-type="float">
            <text:p>200</text:p>
          </table:table-cell>
          <table:table-cell table:number-columns-repeated="2"/>
          <table:table-cell table:formula="of:=[.G16]" office:value-type="float" office:value="10" calcext:value-type="float">
            <text:p>10</text:p>
          </table:table-cell>
          <table:table-cell table:formula="of:=[.L15]+[.F16]"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ld velocity</text:p>
          </table:table-cell>
          <table:table-cell table:number-columns-repeated="4"/>
          <table:table-cell table:formula="of:=[.H17]/[.C3]" office:value-type="float" office:value="3742.77777777778" calcext:value-type="float">
            <text:p>3742,77777777778</text:p>
          </table:table-cell>
          <table:table-cell table:formula="of:=[.C6]-[.H16]-[.H18]" office:value-type="float" office:value="149711.111111111" calcext:value-type="float">
            <text:p>149711,111111111</text:p>
          </table:table-cell>
          <table:table-cell table:number-columns-repeated="2"/>
          <table:table-cell table:formula="of:=[.G17]" office:value-type="float" office:value="3742.77777777778" calcext:value-type="float">
            <text:p>3742,77777777778</text:p>
          </table:table-cell>
          <table:table-cell table:formula="of:=[.L16]+[.F17]"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elerate</text:p>
          </table:table-cell>
          <table:table-cell table:number-columns-repeated="4"/>
          <table:table-cell table:formula="of:=[.C3]/[.C5]" office:value-type="float" office:value="4.44444444444444" calcext:value-type="float">
            <text:p>4,44444444444444</text:p>
          </table:table-cell>
          <table:table-cell table:formula="of:=1/2*[.G18]^2*[.C5]" office:value-type="float" office:value="88.8888888888889" calcext:value-type="float">
            <text:p>88,8888888888889</text:p>
          </table:table-cell>
          <table:table-cell table:number-columns-repeated="2"/>
          <table:table-cell table:formula="of:=[.G18]" office:value-type="float" office:value="4.44444444444444" calcext:value-type="float">
            <text:p>4,44444444444444</text:p>
          </table:table-cell>
          <table:table-cell table:formula="of:=[.L17]+[.F18]"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t out of ca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ght</text:p>
          </table:table-cell>
          <table:table-cell office:value-type="float" office:value="-75" calcext:value-type="float">
            <text:p>-75</text:p>
          </table:table-cell>
          <table:table-cell table:number-columns-repeated="4"/>
          <table:table-cell table:formula="of:=[.C19]*[.D19]" office:value-type="float" office:value="20" calcext:value-type="float">
            <text:p>20</text:p>
          </table:table-cell>
          <table:table-cell table:formula="of:=[.L18]+[.F19]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lease Cargo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C20]*[.D20]" office:value-type="float" office:value="30" calcext:value-type="float">
            <text:p>30</text:p>
          </table:table-cell>
          <table:table-cell table:formula="of:=[.L19]+[.F20]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load Carg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eight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table:formula="of:=[.C21]*[.D21]" office:value-type="float" office:value="100" calcext:value-type="float">
            <text:p>100</text:p>
          </table:table-cell>
          <table:table-cell table:formula="of:=[.L20]+[.F21]" office:value-type="float" office:value="1725" calcext:value-type="float">
            <text:p>172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Overall duration</text:p>
          </table:table-cell>
          <table:table-cell table:formula="of:=SUM([.K13:.K22])" office:value-type="float" office:value="4057.22222222222" calcext:value-type="float">
            <text:p>4057,22222222222</text:p>
          </table:table-cell>
          <table:table-cell/>
        </table:table-row>
      </table:table>
      <table:table table:name="Tabelle2" table:style-name="ta1">
        <table:shapes>
          <draw:frame draw:z-index="0" draw:style-name="gr1" draw:text-style-name="P1" svg:width="15.996cm" svg:height="8.988cm" svg:x="9.117cm" svg:y="0.452cm">
            <draw:object draw:notify-on-update-of-ranges="Tabelle2.B1:Tabelle2.B1 Tabelle2.B2:Tabelle2.B581 Tabelle2.C1:Tabelle2.C1 Tabelle2.C2:Tabelle2.C5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WLTP Zyklus</svg:title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/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V</text:p>
          </table:table-cell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.1" calcext:value-type="float">
            <text:p>10,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8.3" calcext:value-type="float">
            <text:p>18,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8.9" calcext:value-type="float">
            <text:p>18,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.9" calcext:value-type="float">
            <text:p>16,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4.3" calcext:value-type="float">
            <text:p>14,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2.4" calcext:value-type="float">
            <text:p>12,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6.3" calcext:value-type="float">
            <text:p>16,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/>
          <table:table-cell table:style-name="ce4" office:value-type="float" office:value="46" calcext:value-type="float">
            <text:p>46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8.8" calcext:value-type="float">
            <text:p>18,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.9" calcext:value-type="float">
            <text:p>20,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1.7" calcext:value-type="float">
            <text:p>21,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3.1" calcext:value-type="float">
            <text:p>23,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3.7" calcext:value-type="float">
            <text:p>23,7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5.1" calcext:value-type="float">
            <text:p>25,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5.2" calcext:value-type="float">
            <text:p>25,2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.7" calcext:value-type="float">
            <text:p>19,7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4.7" calcext:value-type="float">
            <text:p>14,7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93" calcext:value-type="float">
            <text:p>9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94" calcext:value-type="float">
            <text:p>94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.9" calcext:value-type="float">
            <text:p>12,9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23.5" calcext:value-type="float">
            <text:p>23,5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28.2" calcext:value-type="float">
            <text:p>28,2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31.4" calcext:value-type="float">
            <text:p>31,4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33.2" calcext:value-type="float">
            <text:p>33,2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33.4" calcext:value-type="float">
            <text:p>33,4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33.7" calcext:value-type="float">
            <text:p>33,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33.9" calcext:value-type="float">
            <text:p>33,9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34.2" calcext:value-type="float">
            <text:p>34,2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34.4" calcext:value-type="float">
            <text:p>34,4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34.7" calcext:value-type="float">
            <text:p>34,7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34.9" calcext:value-type="float">
            <text:p>34,9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35.2" calcext:value-type="float">
            <text:p>35,2</text:p>
          </table:table-cell>
        </table:table-row>
        <table:table-row table:style-name="ro1">
          <table:table-cell/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35.4" calcext:value-type="float">
            <text:p>35,4</text:p>
          </table:table-cell>
        </table:table-row>
        <table:table-row table:style-name="ro1">
          <table:table-cell/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35.7" calcext:value-type="float">
            <text:p>35,7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35.9" calcext:value-type="float">
            <text:p>35,9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39.3" calcext:value-type="float">
            <text:p>39,3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40.6" calcext:value-type="float">
            <text:p>40,6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41.1" calcext:value-type="float">
            <text:p>41,1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41.4" calcext:value-type="float">
            <text:p>41,4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41.6" calcext:value-type="float">
            <text:p>41,6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42.2" calcext:value-type="float">
            <text:p>42,2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42.3" calcext:value-type="float">
            <text:p>42,3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42.6" calcext:value-type="float">
            <text:p>42,6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43.7" calcext:value-type="float">
            <text:p>43,7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44.3" calcext:value-type="float">
            <text:p>44,3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44.6" calcext:value-type="float">
            <text:p>44,6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44.6" calcext:value-type="float">
            <text:p>44,6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44.4" calcext:value-type="float">
            <text:p>44,4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44.3" calcext:value-type="float">
            <text:p>44,3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44.2" calcext:value-type="float">
            <text:p>44,2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44.1" calcext:value-type="float">
            <text:p>44,1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43.9" calcext:value-type="float">
            <text:p>43,9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43.8" calcext:value-type="float">
            <text:p>43,8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43.7" calcext:value-type="float">
            <text:p>43,7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43.6" calcext:value-type="float">
            <text:p>43,6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43.1" calcext:value-type="float">
            <text:p>43,1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42.9" calcext:value-type="float">
            <text:p>42,9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42.3" calcext:value-type="float">
            <text:p>42,3</text:p>
          </table:table-cell>
        </table:table-row>
        <table:table-row table:style-name="ro1">
          <table:table-cell/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42.2" calcext:value-type="float">
            <text:p>42,2</text:p>
          </table:table-cell>
        </table:table-row>
        <table:table-row table:style-name="ro1">
          <table:table-cell/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42.2" calcext:value-type="float">
            <text:p>42,2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42.2" calcext:value-type="float">
            <text:p>42,2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42.3" calcext:value-type="float">
            <text:p>42,3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42.4" calcext:value-type="float">
            <text:p>42,4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42.9" calcext:value-type="float">
            <text:p>42,9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43.1" calcext:value-type="float">
            <text:p>43,1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43.2" calcext:value-type="float">
            <text:p>43,2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3.2" calcext:value-type="float">
            <text:p>43,2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42.9" calcext:value-type="float">
            <text:p>42,9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42.6" calcext:value-type="float">
            <text:p>42,6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42.2" calcext:value-type="float">
            <text:p>42,2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39.3" calcext:value-type="float">
            <text:p>39,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38.7" calcext:value-type="float">
            <text:p>38,7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38.1" calcext:value-type="float">
            <text:p>38,1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36.9" calcext:value-type="float">
            <text:p>36,9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36.3" calcext:value-type="float">
            <text:p>36,3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35.7" calcext:value-type="float">
            <text:p>35,7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35.1" calcext:value-type="float">
            <text:p>35,1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34.5" calcext:value-type="float">
            <text:p>34,5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33.9" calcext:value-type="float">
            <text:p>33,9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33.6" calcext:value-type="float">
            <text:p>33,6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33.6" calcext:value-type="float">
            <text:p>33,6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33.9" calcext:value-type="float">
            <text:p>33,9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34.3" calcext:value-type="float">
            <text:p>34,3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34.7" calcext:value-type="float">
            <text:p>34,7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35.1" calcext:value-type="float">
            <text:p>35,1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35.5" calcext:value-type="float">
            <text:p>35,5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35.9" calcext:value-type="float">
            <text:p>35,9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36.4" calcext:value-type="float">
            <text:p>36,4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36.9" calcext:value-type="float">
            <text:p>36,9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37.9" calcext:value-type="float">
            <text:p>37,9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38.3" calcext:value-type="float">
            <text:p>38,3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38.7" calcext:value-type="float">
            <text:p>38,7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39.1" calcext:value-type="float">
            <text:p>39,1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39.3" calcext:value-type="float">
            <text:p>39,3</text:p>
          </table:table-cell>
        </table:table-row>
        <table:table-row table:style-name="ro1">
          <table:table-cell/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39.5" calcext:value-type="float">
            <text:p>39,5</text:p>
          </table:table-cell>
        </table:table-row>
        <table:table-row table:style-name="ro1">
          <table:table-cell/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39.7" calcext:value-type="float">
            <text:p>39,7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40.1" calcext:value-type="float">
            <text:p>40,1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40.2" calcext:value-type="float">
            <text:p>40,2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40.3" calcext:value-type="float">
            <text:p>40,3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40.3" calcext:value-type="float">
            <text:p>40,3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40.2" calcext:value-type="float">
            <text:p>40,2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40.1" calcext:value-type="float">
            <text:p>40,1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9.7" calcext:value-type="float">
            <text:p>39,7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38.8" calcext:value-type="float">
            <text:p>38,8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35.6" calcext:value-type="float">
            <text:p>35,6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33.4" calcext:value-type="float">
            <text:p>33,4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31.2" calcext:value-type="float">
            <text:p>31,2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9.1" calcext:value-type="float">
            <text:p>29,1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7.6" calcext:value-type="float">
            <text:p>27,6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6.6" calcext:value-type="float">
            <text:p>26,6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6.2" calcext:value-type="float">
            <text:p>26,2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6.3" calcext:value-type="float">
            <text:p>26,3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26.7" calcext:value-type="float">
            <text:p>26,7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27.5" calcext:value-type="float">
            <text:p>27,5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29.4" calcext:value-type="float">
            <text:p>29,4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30.4" calcext:value-type="float">
            <text:p>30,4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31.2" calcext:value-type="float">
            <text:p>31,2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31.9" calcext:value-type="float">
            <text:p>31,9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33.4" calcext:value-type="float">
            <text:p>33,4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33.8" calcext:value-type="float">
            <text:p>33,8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34.1" calcext:value-type="float">
            <text:p>34,1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34.3" calcext:value-type="float">
            <text:p>34,3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34.3" calcext:value-type="float">
            <text:p>34,3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33.9" calcext:value-type="float">
            <text:p>33,9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33.3" calcext:value-type="float">
            <text:p>33,3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32.6" calcext:value-type="float">
            <text:p>32,6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31.8" calcext:value-type="float">
            <text:p>31,8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30.7" calcext:value-type="float">
            <text:p>30,7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9.6" calcext:value-type="float">
            <text:p>29,6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28.6" calcext:value-type="float">
            <text:p>28,6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27.8" calcext:value-type="float">
            <text:p>27,8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/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5.8" calcext:value-type="float">
            <text:p>25,8</text:p>
          </table:table-cell>
        </table:table-row>
        <table:table-row table:style-name="ro1">
          <table:table-cell/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25.3" calcext:value-type="float">
            <text:p>25,3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24.9" calcext:value-type="float">
            <text:p>24,9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24.5" calcext:value-type="float">
            <text:p>24,5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23.5" calcext:value-type="float">
            <text:p>23,5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23.3" calcext:value-type="float">
            <text:p>23,3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23.3" calcext:value-type="float">
            <text:p>23,3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23.1" calcext:value-type="float">
            <text:p>23,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22.1" calcext:value-type="float">
            <text:p>22,1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21.7" calcext:value-type="float">
            <text:p>21,7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21.1" calcext:value-type="float">
            <text:p>21,1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5.7" calcext:value-type="float">
            <text:p>15,7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4.9" calcext:value-type="float">
            <text:p>14,9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14.3" calcext:value-type="float">
            <text:p>14,3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14.1" calcext:value-type="float">
            <text:p>14,1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13.9" calcext:value-type="float">
            <text:p>13,9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13.7" calcext:value-type="float">
            <text:p>13,7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13.3" calcext:value-type="float">
            <text:p>13,3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13.7" calcext:value-type="float">
            <text:p>13,7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14.1" calcext:value-type="float">
            <text:p>14,1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14.3" calcext:value-type="float">
            <text:p>14,3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14.4" calcext:value-type="float">
            <text:p>14,4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14.4" calcext:value-type="float">
            <text:p>14,4</text:p>
          </table:table-cell>
        </table:table-row>
        <table:table-row table:style-name="ro1">
          <table:table-cell/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14.4" calcext:value-type="float">
            <text:p>14,4</text:p>
          </table:table-cell>
        </table:table-row>
        <table:table-row table:style-name="ro1">
          <table:table-cell/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14.3" calcext:value-type="float">
            <text:p>14,3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4.3" calcext:value-type="float">
            <text:p>14,3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14.4" calcext:value-type="float">
            <text:p>14,4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16.3" calcext:value-type="float">
            <text:p>16,3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17.9" calcext:value-type="float">
            <text:p>17,9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19.1" calcext:value-type="float">
            <text:p>19,1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9.9" calcext:value-type="float">
            <text:p>19,9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20.3" calcext:value-type="float">
            <text:p>20,3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20.5" calcext:value-type="float">
            <text:p>20,5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20.7" calcext:value-type="float">
            <text:p>20,7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23.7" calcext:value-type="float">
            <text:p>23,7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25.7" calcext:value-type="float">
            <text:p>25,7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26.2" calcext:value-type="float">
            <text:p>26,2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/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26.4" calcext:value-type="float">
            <text:p>26,4</text:p>
          </table:table-cell>
        </table:table-row>
        <table:table-row table:style-name="ro1">
          <table:table-cell/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26.4" calcext:value-type="float">
            <text:p>26,4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26.5" calcext:value-type="float">
            <text:p>26,5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26.6" calcext:value-type="float">
            <text:p>26,6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26.9" calcext:value-type="float">
            <text:p>26,9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27.2" calcext:value-type="float">
            <text:p>27,2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27.5" calcext:value-type="float">
            <text:p>27,5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29.9" calcext:value-type="float">
            <text:p>29,9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31.9" calcext:value-type="float">
            <text:p>31,9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32.6" calcext:value-type="float">
            <text:p>32,6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32.4" calcext:value-type="float">
            <text:p>32,4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1.3" calcext:value-type="float">
            <text:p>31,3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30.3" calcext:value-type="float">
            <text:p>30,3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float" office:value="433" calcext:value-type="float">
            <text:p>433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1.6" calcext:value-type="float">
            <text:p>1,6</text:p>
          </table:table-cell>
        </table:table-row>
        <table:table-row table:style-name="ro1">
          <table:table-cell/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3.1" calcext:value-type="float">
            <text:p>3,1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11.3" calcext:value-type="float">
            <text:p>11,3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float" office:value="20.1" calcext:value-type="float">
            <text:p>20,1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float" office:value="23.1" calcext:value-type="float">
            <text:p>23,1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27.5" calcext:value-type="float">
            <text:p>27,5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2.1" calcext:value-type="float">
            <text:p>32,1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33.7" calcext:value-type="float">
            <text:p>33,7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35.3" calcext:value-type="float">
            <text:p>35,3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float" office:value="36.8" calcext:value-type="float">
            <text:p>36,8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38.1" calcext:value-type="float">
            <text:p>38,1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39.3" calcext:value-type="float">
            <text:p>39,3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float" office:value="41.2" calcext:value-type="float">
            <text:p>41,2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42.6" calcext:value-type="float">
            <text:p>42,6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44.6" calcext:value-type="float">
            <text:p>44,6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float" office:value="45.3" calcext:value-type="float">
            <text:p>45,3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float" office:value="45.2" calcext:value-type="float">
            <text:p>45,2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float" office:value="44.7" calcext:value-type="float">
            <text:p>44,7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float" office:value="44.2" calcext:value-type="float">
            <text:p>44,2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43.6" calcext:value-type="float">
            <text:p>43,6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43.1" calcext:value-type="float">
            <text:p>43,1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float" office:value="42.8" calcext:value-type="float">
            <text:p>42,8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float" office:value="42.8" calcext:value-type="float">
            <text:p>42,8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float" office:value="43.9" calcext:value-type="float">
            <text:p>43,9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float" office:value="44.6" calcext:value-type="float">
            <text:p>44,6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float" office:value="45.4" calcext:value-type="float">
            <text:p>45,4</text:p>
          </table:table-cell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46.3" calcext:value-type="float">
            <text:p>46,3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float" office:value="47.2" calcext:value-type="float">
            <text:p>47,2</text:p>
          </table:table-cell>
        </table:table-row>
        <table:table-row table:style-name="ro1">
          <table:table-cell/>
          <table:table-cell table:style-name="ce4" office:value-type="float" office:value="530" calcext:value-type="float">
            <text:p>530</text:p>
          </table:table-cell>
          <table:table-cell table:style-name="ce4" office:value-type="float" office:value="47.8" calcext:value-type="float">
            <text:p>47,8</text:p>
          </table:table-cell>
        </table:table-row>
        <table:table-row table:style-name="ro1">
          <table:table-cell/>
          <table:table-cell table:style-name="ce5" office:value-type="float" office:value="531" calcext:value-type="float">
            <text:p>531</text:p>
          </table:table-cell>
          <table:table-cell table:style-name="ce5" office:value-type="float" office:value="48.2" calcext:value-type="float">
            <text:p>48,2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48.7" calcext:value-type="float">
            <text:p>48,7</text:p>
          </table:table-cell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float" office:value="48.9" calcext:value-type="float">
            <text:p>48,9</text:p>
          </table:table-cell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float" office:value="49.1" calcext:value-type="float">
            <text:p>49,1</text:p>
          </table:table-cell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float" office:value="49.1" calcext:value-type="float">
            <text:p>49,1</text:p>
          </table:table-cell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float" office:value="48.8" calcext:value-type="float">
            <text:p>48,8</text:p>
          </table:table-cell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float" office:value="48.6" calcext:value-type="float">
            <text:p>48,6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float" office:value="48.4" calcext:value-type="float">
            <text:p>48,4</text:p>
          </table:table-cell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office:value-type="float" office:value="48.2" calcext:value-type="float">
            <text:p>48,2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office:value-type="float" office:value="48.1" calcext:value-type="float">
            <text:p>48,1</text:p>
          </table:table-cell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float" office:value="47.5" calcext:value-type="float">
            <text:p>47,5</text:p>
          </table:table-cell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office:value-type="float" office:value="45.7" calcext:value-type="float">
            <text:p>45,7</text:p>
          </table:table-cell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float" office:value="44.6" calcext:value-type="float">
            <text:p>44,6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float" office:value="42.9" calcext:value-type="float">
            <text:p>42,9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40.8" calcext:value-type="float">
            <text:p>40,8</text:p>
          </table:table-cell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office:value-type="float" office:value="38.2" calcext:value-type="float">
            <text:p>38,2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office:value-type="float" office:value="35.3" calcext:value-type="float">
            <text:p>35,3</text:p>
          </table:table-cell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office:value-type="float" office:value="31.8" calcext:value-type="float">
            <text:p>31,8</text:p>
          </table:table-cell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office:value-type="float" office:value="28.7" calcext:value-type="float">
            <text:p>28,7</text:p>
          </table:table-cell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office:value-type="float" office:value="22.9" calcext:value-type="float">
            <text:p>22,9</text:p>
          </table:table-cell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12.3" calcext:value-type="float">
            <text:p>12,3</text:p>
          </table:table-cell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float" office:value="10.3" calcext:value-type="float">
            <text:p>10,3</text:p>
          </table:table-cell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float" office:value="580" calcext:value-type="float">
            <text:p>58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table:style-name="ce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30T09:24:50.077000000</meta:creation-date>
    <dc:date>2020-10-31T10:04:30.286000000</dc:date>
    <meta:editing-duration>PT23H37M5S</meta:editing-duration>
    <meta:editing-cycles>4</meta:editing-cycles>
    <meta:generator>LibreOffice/7.0.1.2$Windows_X86_64 LibreOffice_project/7cbcfc562f6eb6708b5ff7d7397325de9e764452</meta:generator>
    <meta:document-statistic meta:table-count="2" meta:cell-count="127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4.42cm" svg:y="4.192cm" style:legend-expansion="high" chart:style-name="ch2"/>
        <chart:plot-area chart:style-name="ch3" table:cell-range-address="Tabelle2.B1:Tabelle2.C581" chart:data-source-has-labels="row" svg:x="0.319cm" svg:y="0.179cm" svg:width="13.782cm" svg:height="8.631cm">
          <chart:coordinate-region svg:x="0.951cm" svg:y="0.381cm" svg:width="12.862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2.C2:Tabelle2.C581" chart:label-cell-address="Tabelle2.C1:Tabelle2.C1" chart:class="chart:scatter">
            <chart:domain table:cell-range-address="Tabelle2.B2:Tabelle2.B581"/>
            <chart:data-point chart:repeated="5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V</text:p>
                <draw:g>
                  <svg:desc>Tabelle2.C1:Tabelle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2.B2:Tabelle2.B581</svg:desc>
                </draw:g>
              </table:table-cell>
              <table:table-cell office:value-type="float" office:value="0">
                <text:p>0</text:p>
                <draw:g>
                  <svg:desc>Tabelle2.C2:Tabelle2.C5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